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top="0.494cm" fo:margin-bottom="0.494cm" style:contextual-spacing="false" fo:line-height="100%" fo:background-color="#ffffff"/>
    </style:style>
    <style:style style:name="P2" style:family="paragraph" style:parent-style-name="Standard">
      <loext:graphic-properties draw:fill="solid" draw:fill-color="#ffffff"/>
      <style:paragraph-properties fo:margin-top="0.494cm" fo:margin-bottom="0.494cm" style:contextual-spacing="false" fo:line-height="100%" fo:background-color="#ffffff"/>
      <style:text-properties fo:font-size="12pt" officeooo:rsid="003b62e0" officeooo:paragraph-rsid="003b62e0" style:font-size-asian="12pt" style:font-size-complex="12pt"/>
    </style:style>
    <style:style style:name="P3" style:family="paragraph" style:parent-style-name="Standard">
      <loext:graphic-properties draw:fill="solid" draw:fill-color="#ffffff"/>
      <style:paragraph-properties fo:margin-top="0.494cm" fo:margin-bottom="0.494cm" style:contextual-spacing="false" fo:line-height="100%" fo:background-color="#ffffff"/>
      <style:text-properties fo:font-size="12pt" officeooo:rsid="00408971" officeooo:paragraph-rsid="00408971" style:font-size-asian="12pt" style:font-size-complex="12pt"/>
    </style:style>
    <style:style style:name="P4" style:family="paragraph" style:parent-style-name="Standard">
      <loext:graphic-properties draw:fill="solid" draw:fill-color="#ffffff"/>
      <style:paragraph-properties fo:margin-top="0.494cm" fo:margin-bottom="0.494cm" style:contextual-spacing="false" fo:line-height="100%" fo:background-color="#ffffff"/>
      <style:text-properties fo:font-size="12pt" officeooo:rsid="00442013" officeooo:paragraph-rsid="00442013" style:font-size-asian="12pt" style:font-size-complex="12pt"/>
    </style:style>
    <style:style style:name="P5" style:family="paragraph" style:parent-style-name="Standard">
      <loext:graphic-properties draw:fill="solid" draw:fill-color="#ffffff"/>
      <style:paragraph-properties fo:margin-top="0.494cm" fo:margin-bottom="0.494cm" style:contextual-spacing="false" fo:line-height="100%" fo:background-color="#ffffff"/>
      <style:text-properties officeooo:rsid="001284cb" officeooo:paragraph-rsid="001284cb"/>
    </style:style>
    <style:style style:name="P6" style:family="paragraph" style:parent-style-name="Standard">
      <loext:graphic-properties draw:fill="solid" draw:fill-color="#ffffff"/>
      <style:paragraph-properties fo:margin-top="0.494cm" fo:margin-bottom="0.494cm" style:contextual-spacing="false" fo:line-height="100%" fo:background-color="#ffffff"/>
      <style:text-properties officeooo:rsid="001441cc" officeooo:paragraph-rsid="001441cc"/>
    </style:style>
    <style:style style:name="P7" style:family="paragraph" style:parent-style-name="Standard">
      <loext:graphic-properties draw:fill="solid" draw:fill-color="#ffffff"/>
      <style:paragraph-properties fo:margin-top="0.494cm" fo:margin-bottom="0.494cm" style:contextual-spacing="false" fo:line-height="100%" fo:background-color="#ffffff"/>
      <style:text-properties officeooo:rsid="0014441c" officeooo:paragraph-rsid="0014441c"/>
    </style:style>
    <style:style style:name="P8" style:family="paragraph" style:parent-style-name="Standard">
      <loext:graphic-properties draw:fill="solid" draw:fill-color="#ffffff"/>
      <style:paragraph-properties fo:margin-top="0.494cm" fo:margin-bottom="0.494cm" style:contextual-spacing="false" fo:line-height="100%" fo:background-color="#ffffff"/>
      <style:text-properties officeooo:rsid="00165b8c" officeooo:paragraph-rsid="00165b8c"/>
    </style:style>
    <style:style style:name="P9" style:family="paragraph" style:parent-style-name="Standard">
      <loext:graphic-properties draw:fill="solid" draw:fill-color="#ffffff"/>
      <style:paragraph-properties fo:margin-top="0.494cm" fo:margin-bottom="0.494cm" style:contextual-spacing="false" fo:line-height="100%" fo:background-color="#ffffff"/>
      <style:text-properties officeooo:rsid="00218124" officeooo:paragraph-rsid="00218124"/>
    </style:style>
    <style:style style:name="P10" style:family="paragraph" style:parent-style-name="Standard">
      <loext:graphic-properties draw:fill="solid" draw:fill-color="#ffffff"/>
      <style:paragraph-properties fo:margin-top="0.494cm" fo:margin-bottom="0.494cm" style:contextual-spacing="false" fo:line-height="100%" fo:background-color="#ffffff"/>
      <style:text-properties officeooo:rsid="00352489" officeooo:paragraph-rsid="00352489"/>
    </style:style>
    <style:style style:name="P11" style:family="paragraph" style:parent-style-name="Standard">
      <loext:graphic-properties draw:fill="solid" draw:fill-color="#ffffff"/>
      <style:paragraph-properties fo:margin-top="0.494cm" fo:margin-bottom="0.494cm" style:contextual-spacing="false" fo:line-height="100%" fo:background-color="#ffffff"/>
      <style:text-properties officeooo:rsid="003b62e0" officeooo:paragraph-rsid="003b62e0"/>
    </style:style>
    <style:style style:name="P12" style:family="paragraph" style:parent-style-name="Standard">
      <loext:graphic-properties draw:fill="solid" draw:fill-color="#ffffff"/>
      <style:paragraph-properties fo:margin-top="0.494cm" fo:margin-bottom="0.494cm" style:contextual-spacing="false" fo:line-height="100%" fo:background-color="#ffffff"/>
    </style:style>
    <style:style style:name="P13" style:family="paragraph" style:parent-style-name="Standard" style:list-style-name="">
      <loext:graphic-properties draw:fill="solid" draw:fill-color="#ffffff"/>
      <style:paragraph-properties fo:margin-top="0cm" fo:margin-bottom="0.661cm" style:contextual-spacing="false" fo:line-height="100%" fo:background-color="#ffffff"/>
      <style:text-properties fo:color="#1a242e" loext:opacity="100%" style:font-name="Arial" fo:font-size="12pt" fo:font-weight="bold" style:font-name-asian="Times New Roman1" style:font-size-asian="12pt" style:language-asian="da" style:country-asian="DK" style:font-weight-asian="bold" style:font-name-complex="Arial1" style:font-size-complex="12pt" style:font-weight-complex="bold"/>
    </style:style>
    <style:style style:name="P14" style:family="paragraph" style:parent-style-name="Standard">
      <loext:graphic-properties draw:fill="solid" draw:fill-color="#ffffff"/>
      <style:paragraph-properties fo:margin-top="0.494cm" fo:margin-bottom="0.494cm" style:contextual-spacing="false" fo:line-height="100%" fo:background-color="#ffffff"/>
      <style:text-properties fo:color="#1a242e" loext:opacity="100%" style:font-name="Arial" fo:font-size="12pt" fo:font-weight="bold" officeooo:rsid="0033ebfe" officeooo:paragraph-rsid="0033ebfe" style:font-name-asian="Times New Roman1" style:font-size-asian="12pt" style:language-asian="da" style:country-asian="DK" style:font-weight-asian="bold" style:font-name-complex="Arial1" style:font-size-complex="12pt" style:font-weight-complex="bold"/>
    </style:style>
    <style:style style:name="P15" style:family="paragraph" style:parent-style-name="Standard">
      <loext:graphic-properties draw:fill="solid" draw:fill-color="#ffffff"/>
      <style:paragraph-properties fo:margin-top="0.494cm" fo:margin-bottom="0.494cm" style:contextual-spacing="false" fo:line-height="100%" fo:background-color="#ffffff"/>
      <style:text-properties fo:color="#1a242e" loext:opacity="100%" style:font-name="Arial" fo:font-size="12pt" fo:font-weight="bold" style:font-name-asian="Times New Roman1" style:font-size-asian="12pt" style:language-asian="da" style:country-asian="DK" style:font-weight-asian="bold" style:font-name-complex="Arial1" style:font-size-complex="12pt"/>
    </style:style>
    <style:style style:name="P16" style:family="paragraph" style:parent-style-name="Standard">
      <loext:graphic-properties draw:fill="solid" draw:fill-color="#ffffff"/>
      <style:paragraph-properties fo:margin-top="0.494cm" fo:margin-bottom="0.494cm" style:contextual-spacing="false" fo:line-height="100%" fo:background-color="#ffffff"/>
      <style:text-properties fo:color="#1a242e" loext:opacity="100%" style:font-name="Arial" fo:font-size="12pt" style:font-name-asian="Times New Roman1" style:font-size-asian="12pt" style:language-asian="da" style:country-asian="DK" style:font-name-complex="Arial1" style:font-size-complex="12pt"/>
    </style:style>
    <style:style style:name="P17" style:family="paragraph" style:parent-style-name="Standard">
      <loext:graphic-properties draw:fill="solid" draw:fill-color="#ffffff"/>
      <style:paragraph-properties fo:margin-top="0.494cm" fo:margin-bottom="0.494cm" style:contextual-spacing="false" fo:line-height="100%" fo:background-color="#ffffff"/>
      <style:text-properties fo:color="#1a242e" loext:opacity="100%" style:font-name="Arial" fo:font-size="12pt" officeooo:rsid="0023e32b" officeooo:paragraph-rsid="0023e32b" style:font-name-asian="Times New Roman1" style:font-size-asian="12pt" style:language-asian="da" style:country-asian="DK" style:font-name-complex="Arial1" style:font-size-complex="12pt"/>
    </style:style>
    <style:style style:name="P18" style:family="paragraph" style:parent-style-name="Standard" style:list-style-name="">
      <loext:graphic-properties draw:fill="solid" draw:fill-color="#ffffff"/>
      <style:paragraph-properties fo:margin-top="0cm" fo:margin-bottom="0.661cm" style:contextual-spacing="false" fo:line-height="100%" fo:background-color="#ffffff"/>
      <style:text-properties fo:color="#1a242e" loext:opacity="100%" style:font-name="Arial" fo:font-size="12pt" style:font-name-asian="Times New Roman1" style:font-size-asian="12pt" style:language-asian="da" style:country-asian="DK" style:font-name-complex="Arial1" style:font-size-complex="12pt" style:font-weight-complex="bold"/>
    </style:style>
    <style:style style:name="P19" style:family="paragraph" style:parent-style-name="Standard">
      <loext:graphic-properties draw:fill="solid" draw:fill-color="#ffffff"/>
      <style:paragraph-properties fo:margin-top="0.494cm" fo:margin-bottom="0.494cm" style:contextual-spacing="false" fo:line-height="100%" fo:background-color="#ffffff"/>
      <style:text-properties fo:color="#1a242e" loext:opacity="100%" style:font-name="Arial" fo:font-size="12pt" officeooo:rsid="0013b729" officeooo:paragraph-rsid="001284cb" style:font-name-asian="Times New Roman1" style:font-size-asian="12pt" style:language-asian="da" style:country-asian="DK" style:font-name-complex="Arial1" style:font-size-complex="12pt"/>
    </style:style>
    <style:style style:name="P20" style:family="paragraph" style:parent-style-name="Standard">
      <loext:graphic-properties draw:fill="solid" draw:fill-color="#ffffff"/>
      <style:paragraph-properties fo:margin-top="0.494cm" fo:margin-bottom="0.494cm" style:contextual-spacing="false" fo:line-height="100%" fo:background-color="#ffffff"/>
      <style:text-properties fo:color="#1a242e" loext:opacity="100%" style:font-name="Arial" fo:font-size="12pt" officeooo:rsid="00408971" officeooo:paragraph-rsid="00408971" style:font-name-asian="Times New Roman1" style:font-size-asian="12pt" style:language-asian="da" style:country-asian="DK" style:font-name-complex="Arial1" style:font-size-complex="12pt"/>
    </style:style>
    <style:style style:name="P21" style:family="paragraph" style:parent-style-name="Standard">
      <loext:graphic-properties draw:fill="solid" draw:fill-color="#ffffff"/>
      <style:paragraph-properties fo:margin-top="0.494cm" fo:margin-bottom="0.494cm" style:contextual-spacing="false" fo:line-height="100%" fo:background-color="#ffffff"/>
      <style:text-properties fo:color="#1a242e" loext:opacity="100%" style:font-name="Arial" fo:font-size="12pt" officeooo:rsid="0056806a" officeooo:paragraph-rsid="0056806a" style:font-name-asian="Times New Roman1" style:font-size-asian="12pt" style:language-asian="da" style:country-asian="DK" style:font-name-complex="Arial1" style:font-size-complex="12pt"/>
    </style:style>
    <style:style style:name="P22" style:family="paragraph" style:parent-style-name="Standard">
      <loext:graphic-properties draw:fill="solid" draw:fill-color="#ffffff"/>
      <style:paragraph-properties fo:margin-top="0.494cm" fo:margin-bottom="0.494cm" style:contextual-spacing="false" fo:line-height="100%" fo:background-color="#ffffff"/>
      <style:text-properties fo:color="#1a242e" loext:opacity="100%" style:font-name="Arial" fo:font-size="12pt" officeooo:rsid="0059ea94" officeooo:paragraph-rsid="0059ea94" style:font-name-asian="Times New Roman1" style:font-size-asian="12pt" style:language-asian="da" style:country-asian="DK" style:font-name-complex="Arial1" style:font-size-complex="12pt"/>
    </style:style>
    <style:style style:name="P23" style:family="paragraph" style:parent-style-name="Standard" style:list-style-name="">
      <loext:graphic-properties draw:fill="solid" draw:fill-color="#ffffff"/>
      <style:paragraph-properties fo:margin-top="0cm" fo:margin-bottom="0.661cm" style:contextual-spacing="false" fo:line-height="100%" fo:background-color="#ffffff"/>
      <style:text-properties fo:color="#1a242e" loext:opacity="100%" style:font-name="Arial" fo:font-size="12pt" fo:font-weight="normal" officeooo:rsid="00253ce1" officeooo:paragraph-rsid="00253ce1" style:font-name-asian="Times New Roman1" style:font-size-asian="12pt" style:language-asian="da" style:country-asian="DK" style:font-weight-asian="normal" style:font-name-complex="Arial1" style:font-size-complex="12pt" style:font-weight-complex="normal"/>
    </style:style>
    <style:style style:name="P24" style:family="paragraph" style:parent-style-name="Standard" style:list-style-name="">
      <loext:graphic-properties draw:fill="solid" draw:fill-color="#ffffff"/>
      <style:paragraph-properties fo:margin-top="0cm" fo:margin-bottom="0.661cm" style:contextual-spacing="false" fo:line-height="100%" fo:background-color="#ffffff"/>
      <style:text-properties fo:color="#1a242e" loext:opacity="100%" style:font-name="Arial" fo:font-size="12pt" fo:font-weight="normal" officeooo:rsid="00294541" officeooo:paragraph-rsid="00294541" style:font-name-asian="Times New Roman1" style:font-size-asian="12pt" style:language-asian="da" style:country-asian="DK" style:font-weight-asian="normal" style:font-name-complex="Arial1" style:font-size-complex="12pt" style:font-weight-complex="normal"/>
    </style:style>
    <style:style style:name="P25" style:family="paragraph" style:parent-style-name="Standard" style:list-style-name="">
      <loext:graphic-properties draw:fill="solid" draw:fill-color="#ffffff"/>
      <style:paragraph-properties fo:margin-top="0cm" fo:margin-bottom="0.661cm" style:contextual-spacing="false" fo:line-height="100%" fo:background-color="#ffffff"/>
      <style:text-properties fo:color="#1a242e" loext:opacity="100%" style:font-name="Arial" fo:font-size="12pt" fo:font-weight="normal" officeooo:rsid="002bc761" officeooo:paragraph-rsid="002bc761" style:font-name-asian="Times New Roman1" style:font-size-asian="12pt" style:language-asian="da" style:country-asian="DK" style:font-weight-asian="normal" style:font-name-complex="Arial1" style:font-size-complex="12pt" style:font-weight-complex="normal"/>
    </style:style>
    <style:style style:name="P26" style:family="paragraph" style:parent-style-name="Standard">
      <loext:graphic-properties draw:fill="solid" draw:fill-color="#ffffff"/>
      <style:paragraph-properties fo:margin-top="0.494cm" fo:margin-bottom="0.494cm" style:contextual-spacing="false" fo:line-height="100%" fo:background-color="#ffffff"/>
      <style:text-properties officeooo:rsid="0049e6ce" officeooo:paragraph-rsid="0049e6ce"/>
    </style:style>
    <style:style style:name="P27" style:family="paragraph" style:parent-style-name="Standard">
      <loext:graphic-properties draw:fill="solid" draw:fill-color="#ffffff"/>
      <style:paragraph-properties fo:margin-top="0.494cm" fo:margin-bottom="0.494cm" style:contextual-spacing="false" fo:line-height="100%" fo:background-color="#ffffff"/>
      <style:text-properties officeooo:rsid="004ab00d" officeooo:paragraph-rsid="004ab00d"/>
    </style:style>
    <style:style style:name="P28" style:family="paragraph" style:parent-style-name="Standard">
      <loext:graphic-properties draw:fill="solid" draw:fill-color="#ffffff"/>
      <style:paragraph-properties fo:margin-top="0.494cm" fo:margin-bottom="0.494cm" style:contextual-spacing="false" fo:line-height="100%" fo:background-color="#ffffff"/>
      <style:text-properties officeooo:rsid="00523a96" officeooo:paragraph-rsid="00523a96"/>
    </style:style>
    <style:style style:name="T1" style:family="text">
      <style:text-properties fo:color="#1a242e" loext:opacity="100%" style:font-name="Arial" fo:font-size="12pt" fo:font-weight="bold" style:font-name-asian="Times New Roman1" style:font-size-asian="12pt" style:language-asian="da" style:country-asian="DK" style:font-weight-asian="bold" style:font-name-complex="Arial1" style:font-size-complex="12pt"/>
    </style:style>
    <style:style style:name="T2" style:family="text">
      <style:text-properties fo:color="#1a242e" loext:opacity="100%" style:font-name="Arial" fo:font-size="12pt" fo:font-weight="bold" style:font-name-asian="Times New Roman1" style:font-size-asian="12pt" style:language-asian="da" style:country-asian="DK" style:font-weight-asian="bold" style:font-name-complex="Arial1" style:font-size-complex="12pt" style:font-weight-complex="bold"/>
    </style:style>
    <style:style style:name="T3" style:family="text">
      <style:text-properties fo:color="#1a242e" loext:opacity="100%" style:font-name="Arial" fo:font-size="12pt" style:font-name-asian="Times New Roman1" style:font-size-asian="12pt" style:language-asian="da" style:country-asian="DK" style:font-name-complex="Arial1" style:font-size-complex="12pt"/>
    </style:style>
    <style:style style:name="T4" style:family="text">
      <style:text-properties fo:color="#1a242e" loext:opacity="100%" style:font-name="Arial" fo:font-size="12pt" officeooo:rsid="0013b729" style:font-name-asian="Times New Roman1" style:font-size-asian="12pt" style:language-asian="da" style:country-asian="DK" style:font-name-complex="Arial1" style:font-size-complex="12pt"/>
    </style:style>
    <style:style style:name="T5" style:family="text">
      <style:text-properties fo:color="#1a242e" loext:opacity="100%" style:font-name="Arial" fo:font-size="12pt" officeooo:rsid="00147987" style:font-name-asian="Times New Roman1" style:font-size-asian="12pt" style:language-asian="da" style:country-asian="DK" style:font-name-complex="Arial1" style:font-size-complex="12pt"/>
    </style:style>
    <style:style style:name="T6" style:family="text">
      <style:text-properties fo:color="#1a242e" loext:opacity="100%" style:font-name="Arial" fo:font-size="12pt" officeooo:rsid="001721ac" style:font-name-asian="Times New Roman1" style:font-size-asian="12pt" style:language-asian="da" style:country-asian="DK" style:font-name-complex="Arial1" style:font-size-complex="12pt"/>
    </style:style>
    <style:style style:name="T7" style:family="text">
      <style:text-properties fo:color="#1a242e" loext:opacity="100%" style:font-name="Arial" fo:font-size="12pt" officeooo:rsid="00188aeb" style:font-name-asian="Times New Roman1" style:font-size-asian="12pt" style:language-asian="da" style:country-asian="DK" style:font-name-complex="Arial1" style:font-size-complex="12pt"/>
    </style:style>
    <style:style style:name="T8" style:family="text">
      <style:text-properties fo:color="#1a242e" loext:opacity="100%" style:font-name="Arial" fo:font-size="12pt" officeooo:rsid="001a3263" style:font-name-asian="Times New Roman1" style:font-size-asian="12pt" style:language-asian="da" style:country-asian="DK" style:font-name-complex="Arial1" style:font-size-complex="12pt"/>
    </style:style>
    <style:style style:name="T9" style:family="text">
      <style:text-properties fo:color="#1a242e" loext:opacity="100%" style:font-name="Arial" fo:font-size="12pt" officeooo:rsid="001b6790" style:font-name-asian="Times New Roman1" style:font-size-asian="12pt" style:language-asian="da" style:country-asian="DK" style:font-name-complex="Arial1" style:font-size-complex="12pt"/>
    </style:style>
    <style:style style:name="T10" style:family="text">
      <style:text-properties fo:color="#1a242e" loext:opacity="100%" style:font-name="Arial" fo:font-size="12pt" officeooo:rsid="00228c9a" style:font-name-asian="Times New Roman1" style:font-size-asian="12pt" style:language-asian="da" style:country-asian="DK" style:font-name-complex="Arial1" style:font-size-complex="12pt"/>
    </style:style>
    <style:style style:name="T11" style:family="text">
      <style:text-properties fo:color="#1a242e" loext:opacity="100%" style:font-name="Arial" fo:font-size="12pt" officeooo:rsid="0030b4d7" style:font-name-asian="Times New Roman1" style:font-size-asian="12pt" style:language-asian="da" style:country-asian="DK" style:font-name-complex="Arial1" style:font-size-complex="12pt"/>
    </style:style>
    <style:style style:name="T12" style:family="text">
      <style:text-properties fo:color="#1a242e" loext:opacity="100%" style:font-name="Arial" fo:font-size="12pt" officeooo:rsid="0031cf36" style:font-name-asian="Times New Roman1" style:font-size-asian="12pt" style:language-asian="da" style:country-asian="DK" style:font-name-complex="Arial1" style:font-size-complex="12pt"/>
    </style:style>
    <style:style style:name="T13" style:family="text">
      <style:text-properties fo:color="#1a242e" loext:opacity="100%" style:font-name="Arial" fo:font-size="12pt" officeooo:rsid="00331019" style:font-name-asian="Times New Roman1" style:font-size-asian="12pt" style:language-asian="da" style:country-asian="DK" style:font-name-complex="Arial1" style:font-size-complex="12pt"/>
    </style:style>
    <style:style style:name="T14" style:family="text">
      <style:text-properties fo:color="#1a242e" loext:opacity="100%" style:font-name="Arial" fo:font-size="12pt" officeooo:rsid="0036a227" style:font-name-asian="Times New Roman1" style:font-size-asian="12pt" style:language-asian="da" style:country-asian="DK" style:font-name-complex="Arial1" style:font-size-complex="12pt"/>
    </style:style>
    <style:style style:name="T15" style:family="text">
      <style:text-properties fo:color="#1a242e" loext:opacity="100%" style:font-name="Arial" fo:font-size="12pt" officeooo:rsid="0037b751" style:font-name-asian="Times New Roman1" style:font-size-asian="12pt" style:language-asian="da" style:country-asian="DK" style:font-name-complex="Arial1" style:font-size-complex="12pt"/>
    </style:style>
    <style:style style:name="T16" style:family="text">
      <style:text-properties fo:color="#1a242e" loext:opacity="100%" style:font-name="Arial" fo:font-size="12pt" officeooo:rsid="004bc09f" style:font-name-asian="Times New Roman1" style:font-size-asian="12pt" style:language-asian="da" style:country-asian="DK" style:font-name-complex="Arial1" style:font-size-complex="12pt"/>
    </style:style>
    <style:style style:name="T17" style:family="text">
      <style:text-properties fo:color="#1a242e" loext:opacity="100%" style:font-name="Arial" fo:font-size="12pt" officeooo:rsid="0052b618" style:font-name-asian="Times New Roman1" style:font-size-asian="12pt" style:language-asian="da" style:country-asian="DK" style:font-name-complex="Arial1" style:font-size-complex="12pt"/>
    </style:style>
    <style:style style:name="T18" style:family="text">
      <style:text-properties fo:color="#1a242e" loext:opacity="100%" style:font-name="Arial" fo:font-size="12pt" officeooo:rsid="0054ac95" style:font-name-asian="Times New Roman1" style:font-size-asian="12pt" style:language-asian="da" style:country-asian="DK" style:font-name-complex="Arial1" style:font-size-complex="12pt"/>
    </style:style>
    <style:style style:name="T19" style:family="text">
      <style:text-properties fo:color="#1a242e" loext:opacity="100%" style:font-name="Arial" fo:font-size="7pt" style:font-name-asian="Times New Roman1" style:font-size-asian="7pt" style:language-asian="da" style:country-asian="DK" style:font-name-complex="Arial1" style:font-size-complex="7pt"/>
    </style:style>
    <style:style style:name="T20" style:family="text">
      <style:text-properties fo:color="#1a242e" loext:opacity="100%" style:font-name="Arial" fo:font-size="7pt" officeooo:rsid="001f69d3" style:font-name-asian="Times New Roman1" style:font-size-asian="7pt" style:language-asian="da" style:country-asian="DK" style:font-name-complex="Arial1" style:font-size-complex="7pt"/>
    </style:style>
    <style:style style:name="T21" style:family="text">
      <style:text-properties fo:color="#1a242e" loext:opacity="100%" style:font-name="Arial" fo:font-size="7pt" officeooo:rsid="0013b729" style:font-name-asian="Times New Roman1" style:font-size-asian="7pt" style:language-asian="da" style:country-asian="DK" style:font-name-complex="Arial1" style:font-size-complex="7pt"/>
    </style:style>
    <style:style style:name="T22" style:family="text">
      <style:text-properties fo:color="#1a242e" loext:opacity="100%" style:font-name="Arial" fo:font-size="7pt" officeooo:rsid="00147987" style:font-name-asian="Times New Roman1" style:font-size-asian="7pt" style:language-asian="da" style:country-asian="DK" style:font-name-complex="Arial1" style:font-size-complex="7pt"/>
    </style:style>
    <style:style style:name="T23" style:family="text">
      <style:text-properties fo:color="#1a242e" loext:opacity="100%" style:font-name="Arial" fo:font-size="7pt" officeooo:rsid="00202759" style:font-name-asian="Times New Roman1" style:font-size-asian="7pt" style:language-asian="da" style:country-asian="DK" style:font-name-complex="Arial1" style:font-size-complex="7pt"/>
    </style:style>
    <style:style style:name="T24" style:family="text">
      <style:text-properties fo:color="#1a242e" loext:opacity="100%" style:font-name="Arial" fo:font-size="7pt" officeooo:rsid="003cfa1a" style:font-name-asian="Times New Roman1" style:font-size-asian="7pt" style:language-asian="da" style:country-asian="DK" style:font-name-complex="Arial1" style:font-size-complex="7pt"/>
    </style:style>
    <style:style style:name="T25" style:family="text">
      <style:text-properties fo:color="#1a242e" loext:opacity="100%" style:font-name="Arial" style:font-name-asian="Times New Roman1" style:language-asian="da" style:country-asian="DK" style:font-name-complex="Arial1"/>
    </style:style>
    <style:style style:name="T26" style:family="text">
      <style:text-properties fo:color="#1a242e" loext:opacity="100%" style:font-name="Arial" officeooo:rsid="003cfa1a" style:font-name-asian="Times New Roman1" style:language-asian="da" style:country-asian="DK" style:font-name-complex="Arial1"/>
    </style:style>
    <style:style style:name="T27" style:family="text">
      <style:text-properties fo:color="#1a242e" loext:opacity="100%" style:font-name="Arial" officeooo:rsid="003d9228" style:font-name-asian="Times New Roman1" style:language-asian="da" style:country-asian="DK" style:font-name-complex="Arial1"/>
    </style:style>
    <style:style style:name="T28" style:family="text">
      <style:text-properties fo:color="#1a242e" loext:opacity="100%" style:font-name="Arial" officeooo:rsid="0046863e" style:font-name-asian="Times New Roman1" style:language-asian="da" style:country-asian="DK" style:font-name-complex="Arial1"/>
    </style:style>
    <style:style style:name="T29" style:family="text">
      <style:text-properties fo:color="#1a242e" loext:opacity="100%" style:font-name="Arial" officeooo:rsid="004707bd" style:font-name-asian="Times New Roman1" style:language-asian="da" style:country-asian="DK" style:font-name-complex="Arial1"/>
    </style:style>
    <style:style style:name="T30" style:family="text">
      <style:text-properties fo:color="#1a242e" loext:opacity="100%" style:font-name="Arial" officeooo:rsid="00471456" style:font-name-asian="Times New Roman1" style:language-asian="da" style:country-asian="DK" style:font-name-complex="Arial1"/>
    </style:style>
    <style:style style:name="T31" style:family="text">
      <style:text-properties officeooo:rsid="00257f33"/>
    </style:style>
    <style:style style:name="T32" style:family="text">
      <style:text-properties officeooo:rsid="002b17f5"/>
    </style:style>
    <style:style style:name="T33" style:family="text">
      <style:text-properties officeooo:rsid="002f7694"/>
    </style:style>
    <style:style style:name="T34" style:family="text">
      <style:text-properties officeooo:rsid="002fc389"/>
    </style:style>
    <style:style style:name="T35" style:family="text">
      <style:text-properties officeooo:rsid="00572198"/>
    </style:style>
    <style:style style:name="T36" style:family="text">
      <style:text-properties officeooo:rsid="005967a2"/>
    </style:style>
    <style:style style:name="T37" style:family="text">
      <style:text-properties officeooo:rsid="005b5906"/>
    </style:style>
    <style:style style:name="T38" style:family="text">
      <style:text-properties officeooo:rsid="005ccd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Den blomstrende have af Naja Marie Aidt, 1993</text:h>
      <text:h text:style-name="P13" text:outline-level="2">I analysen skal I dokumentere med sidetal og linje, - det er ikke en stil, men tag noter i arbejdet med novellen, så I kan finde rundt i analysen. </text:h>
      <text:p text:style-name="P1"><text:span text:style-name="T1">Giv et kort resumé</text:span><text:span text:style-name="T3"> af ”Den blomstrende have” (hvem, hvad (handling), hvor, hvornår, - og over hvor lang tid = fortalt tid). </text:span></text:p>
      <text:p text:style-name="P26"><text:span text:style-name="T3">Historien omhandler de to venner Thomas og Erik som er i Thomas’ bedsteforældes sommerhus, med sommerhuset er Thomas’ kusine </text:span><text:span text:style-name="T17">Mette</text:span><text:span text:style-name="T3"> som Erik har fået interesse for.</text:span></text:p>
      <text:p text:style-name="P28"><text:span text:style-name="T3">Thomas synes ikke om Eriks interesse for Mette, </text:span><text:span text:style-name="T18">og der er især en sær periode efter at Erik afslører at ham og Mette har kysset.</text:span></text:p>
      <text:p text:style-name="P27"><text:span text:style-name="T3">Historien foregår i deres sommerferie </text:span><text:span text:style-name="T16">og strækker et par dage.</text:span></text:p>
      <text:p text:style-name="P15">Komposition</text:p>
      <text:p text:style-name="P16">Hvordan er novellen bygget op? <text:s/></text:p>
      <text:p text:style-name="P21">Det er et linært handlingsforløb eftersom vi aldrig går tilbage <text:span text:style-name="T35">i tiden. </text:span><text:span text:style-name="T36">Trods at hele historien er i datid spoler vi heller ikke frem i tiden på noget tidspunkt.</text:span></text:p>
      <text:p text:style-name="P22">Den bruger en in medias res, <text:span text:style-name="T37">da den hopper direkte ind i handlingen.</text:span></text:p>
      <text:h text:style-name="P13" text:outline-level="2">Personkarakteristik</text:h>
      <text:p text:style-name="P16">Giv en grundig karakteristik af Erik og Thomas med afsæt i han sprogbrug, tanker og handlemåde, herunder deres indbyrdes forhold. Inddrag også dialogerne. </text:p>
      <text:p text:style-name="P16">Hav også fokus på initialsituation og slutsituation – og vendepunkt. </text:p>
      <text:p text:style-name="P16">Giv en karakteristik af Mette og den rolle hun spiller. </text:p>
      <text:h text:style-name="P13" text:outline-level="2">Miljøbeskrivelse</text:h>
      <text:p text:style-name="P16">Hvad kendetegner det fysiske (herunder naturen) og sociale miljø i ”Den blomstrende have” – hvordan beskrives det?</text:p>
      <text:h text:style-name="P13" text:outline-level="2">Sprog</text:h>
      <text:p text:style-name="P16">Giv en grundig karakteristik af sproget i novellen (billedsprog, talesprog, slang, skriftsprog, positiv/negativ ladede ord) – <text:s text:c="2"/></text:p>
      <text:p text:style-name="P16">Hvilken særlig betydning har titlen ”Den blomstrende have”?</text:p>
      <text:h text:style-name="P13" text:outline-level="2"><text:soft-page-break/>Fortælleteknik</text:h>
      <text:p text:style-name="P16">Hvilken fortæller er der tale om? </text:p>
      <text:p text:style-name="P9"><text:span text:style-name="T3">Det er en førstepersonsfortæller med indre synsvinkel på Thomas og ydresynsvinkel på alle andre. Fortællingen er i </text:span><text:span text:style-name="T10">datid</text:span><text:span text:style-name="T3">.</text:span></text:p>
      <text:p text:style-name="P16">Hvilken virkning har det, at ”Den blomstrende have” har indre synsvinkel?</text:p>
      <text:p text:style-name="P9">Det giver et indblik og fortæller historien fra Thomas’ perspektiv, som om vi ”er” Thomas, og gør at vi følger Thomas gennem historien, og at vi følger Thomas gennem historien, og ikke bare følger en historie med Thomas i den.</text:p>
      <text:p text:style-name="P16">Hvilken virkning har det, at fortællingen er fortalt med bagudsyn?</text:p>
      <text:p text:style-name="P17">Eftersom at historien er fortalt på et senere tidspunkt, betyder det at fortælleren har haft muligheden for at reflektere på de ting der skete og skabe mere indblik i det.</text:p>
      <text:h text:style-name="P13" text:outline-level="2">Genre</text:h>
      <text:h text:style-name="P18" text:outline-level="2">Hvordan passer novellen ind i genren? </text:h>
      <text:h text:style-name="P23" text:outline-level="2">Det er en kort historie med en enkel historie og ingen sidehistorier. <text:span text:style-name="T31">Den følger temaet om at have en orden, og at den orden så bliver forstyrret. I dette tilfælde kommer den forstyrrelse ikke til at ændre meget på ordenen til sidst.</text:span></text:h>
      <text:h text:style-name="P24" text:outline-level="2">Den er meget direkte <text:span text:style-name="T33">og en smule minimalistisk i dens fortælling</text:span><text:span text:style-name="T32">.</text:span></text:h>
      <text:h text:style-name="P25" text:outline-level="2">Den er også fiktiv og omhandler nogle temaer <text:span text:style-name="T34">omkring forhold</text:span>.</text:h>
      <text:p text:style-name="P1"><text:span text:style-name="T1">Sy</text:span><text:span text:style-name="T2">ndefaldsmyten</text:span></text:p>
      <text:p text:style-name="P16">Hvilke træk fra syndefaldsmyten er der i ”Den blomstrende have”?</text:p>
      <text:p text:style-name="P5"><text:span text:style-name="T3">Efter Erik (”Adam”) har kysset med Mette (”Eva”), kunne Thomas (jegfortælleren) ikke se på ham på samme måde igen: </text:span><text:span text:style-name="T20">(</text:span><text:span text:style-name="T21">s. 20, l. 21-24</text:span><text:span text:style-name="T20">)</text:span></text:p>
      <text:p text:style-name="P19">”Hans nøgne ryg foran mig, den så pludselig stor og fremmed ud; jeg kunne ikke bare vælte ham omkuld i grøften og hviske sjofle vittigheder ind i hans tinding, mærke duften fra hans hår: salt og sej og fuld af blæst og skyer.”</text:p>
      <text:p text:style-name="P6"><text:span text:style-name="T4">D</text:span><text:span text:style-name="T3">et er lidt ligesom i syndefaldsmyten, hvor efter at Adam og Eva har begået den første synd og spist æblet, ville de aldrig kunne være normale igen, da de nu kender forskel på godt og ondt. </text:span><text:span text:style-name="T11">Desuden </text:span><text:span text:style-name="T12">kan man også sige, at der var noget uskyldighed der blev mistet, idet at Erik og Mette </text:span><text:span text:style-name="T13">kyssede</text:span><text:span text:style-name="T12">.</text:span></text:p>
      <text:p text:style-name="P10"><text:soft-page-break/><text:span text:style-name="T12">P</text:span><text:span text:style-name="T3">å den måde kan man også se Mette som slangen, </text:span><text:span text:style-name="T14">da hun ”</text:span><text:span text:style-name="T15">fordærver” Erik ved at kysse med ham.</text:span></text:p>
      <text:p text:style-name="P7"><text:span text:style-name="T3">Derudover </text:span><text:span text:style-name="T5">fortæller Erik også, at han rejser til England med sin far, dog kun for et år: </text:span><text:span text:style-name="T22">(</text:span><text:span text:style-name="T23">s.</text:span><text:span text:style-name="T22"> 22, </text:span><text:span text:style-name="T23">l.</text:span><text:span text:style-name="T22"> 12-14)</text:span></text:p>
      <text:p text:style-name="P7"><text:span text:style-name="T5">”Erik fortalte at hans far måske skulle flytte til England på grund af sit arbejde. At </text:span><text:span text:style-name="T6">E</text:span><text:span text:style-name="T5">rik måske skulle med.”</text:span></text:p>
      <text:p text:style-name="P8"><text:span text:style-name="T5">H</text:span><text:span text:style-name="T3">vilket </text:span><text:span text:style-name="T7">man kan perspektivere til, som da når </text:span><text:span text:style-name="T8">Adam og Eva blev smidt ud af </text:span><text:span text:style-name="T9">paradis</text:span><text:span text:style-name="T8">.</text:span></text:p>
      <text:p text:style-name="P16">Hvilken virkning har det, at ”Den blomstrende have” fremhæver Eriks interesse i Mette som et syndefald?</text:p>
      <text:p text:style-name="P14">At Thomas ligner en lille bitch boy</text:p>
      <text:p text:style-name="P14">og en homo kekw</text:p>
      <text:p text:style-name="P16">Hvilke bibelske symboler understøtter tolkningen af novellen som en syndefaldsmyte?</text:p>
      <text:p text:style-name="P11"><text:span text:style-name="T3">Siden fra Thomas’ vinkel at kysse tøser var noget han synes var klamt: </text:span><text:span text:style-name="T24">(s. 20, l. 16)</text:span></text:p>
      <text:p text:style-name="P2"><text:span text:style-name="T26">””</text:span><text:span text:style-name="T27">Jeg synes det er ulækkert” mumlede jeg.”</text:span></text:p>
      <text:p text:style-name="P3"><text:span text:style-name="T27">K</text:span><text:span text:style-name="T25">unne man sige, at siden det er noget han finder klamt, kunne man sige at det er på en måde ”ondt”. Hvilket, hvis </text:span><text:span text:style-name="T28">M</text:span><text:span text:style-name="T25">ette er god til at kysse </text:span><text:span text:style-name="T19">(s. 20, l. 6-8)</text:span></text:p>
      <text:p text:style-name="P20">””Jeg tror sgu, hun har prøvet det før, hun kyssede sådan rigtigt, med tungen og det hele, jeg siger dig lige det var mærkeligt. Man kunne mærke det helt nede i benene…””</text:p>
      <text:p text:style-name="P4"><text:span text:style-name="T25">Som er sagt af Erik om Mette; </text:span><text:span text:style-name="T29">kunne man også sige, at hun ville være ”meget ond” ligesom slangen i syndefaldsmyten, der i nogen interpretationer siges at være Satan, </text:span><text:span text:style-name="T30">som jo er den ondeste figur i kristendommen</text:span><text:span text:style-name="T29">.</text:span></text:p>
      <text:h text:style-name="P13" text:outline-level="2">Fortolkning</text:h>
      <text:h text:style-name="P18" text:outline-level="2">Hvad er den centrale problemstilling samt tema i novellen og hvordan forholder novellen sig til det. </text:h>
      <text:p text:style-name="P16">Hjælpespørgsmål: </text:p>
      <text:p text:style-name="P16">Hvilken betydning har modstillingen af Erik og Thomas for læserens fortolkning af temaet?</text:p>
      <text:p text:style-name="P16">Hvad bidrager syndefaldsmyten til i forståelsen af temaet? </text:p>
      <text:p text:style-name="P16">Hvilken betydning har de poetiske landskabsbeskrivelser for fremstillingen af temaet. </text:p>
      <text:p text:style-name="P16">Hvordan understøtter skiftet fra en vi-fortæller til en jeg- fortæller indholdet og temaet?</text:p>
      <text:p text:style-name="P16"><text:soft-page-break/>Hvordan skal vi forstå slutningen?</text:p>
      <text:h text:style-name="P13" text:outline-level="2"/>
      <text:h text:style-name="P13" text:outline-level="2"/>
      <text:p text:style-name="Standard"><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a" fo:country="DK"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Calibri" fo:font-size="11pt" fo:language="da" fo:country="DK"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loext:linked-style-name="Overskrift_20_1_20_Tegn"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Arial1" style:font-family-complex="Arial" style:font-family-generic-complex="system" style:font-pitch-complex="variable" style:font-size-complex="16pt"/>
    </style:style>
    <style:style style:name="Heading_20_2" style:display-name="Heading 2" style:family="paragraph" style:parent-style-name="Standard" loext:linked-style-name="Overskrift_20_2_20_Tegn"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da" style:country-asian="DK"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Markeringsbobletekst_20_Tegn">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Overskrift_20_2_20_Tegn" style:display-name="Overskrift 2 Tegn"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da" style:country-asian="DK" style:font-weight-asian="bold" style:font-name-complex="Times New Roman1" style:font-family-complex="'Times New Roman'" style:font-family-generic-complex="system" style:font-pitch-complex="variable" style:font-size-complex="18pt" style:font-weight-complex="bold"/>
    </style:style>
    <style:style style:name="Markeringsbobletekst_20_Tegn" style:display-name="Markeringsbobletekst Tegn"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Overskrift_20_1_20_Tegn" style:display-name="Overskrift 1 Tegn"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Arial1" style:font-family-complex="Arial" style:font-family-generic-complex="system" style:font-pitch-complex="variable" style:font-size-complex="1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se Bo Ludvigsen</meta:initial-creator>
    <meta:editing-cycles>75</meta:editing-cycles>
    <meta:print-date>2022-03-02T07:26:00</meta:print-date>
    <meta:creation-date>2022-03-02T09:12:00</meta:creation-date>
    <dc:date>2022-03-02T13:35:00.091576220</dc:date>
    <meta:editing-duration>PT1H19M45S</meta:editing-duration>
    <meta:generator>LibreOffice/7.3.0.3$Linux_X86_64 LibreOffice_project/30$Build-3</meta:generator>
    <meta:document-statistic meta:table-count="0" meta:image-count="0" meta:object-count="0" meta:page-count="4" meta:paragraph-count="57" meta:word-count="876" meta:character-count="5177" meta:non-whitespace-character-count="4339"/>
    <meta:user-defined meta:name="AppVersion">16.0000</meta:user-defined>
    <meta:user-defined meta:name="Company">Windows User</meta:user-defined>
    <meta:template xlink:type="simple" xlink:actuate="onRequest" xlink:title="Normal" xlink:href=""/>
  </office:meta>
</office:document-meta>
</file>